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8mm"/>
    </style:style>
    <style:style style:name="co2" style:family="table-column">
      <style:table-column-properties fo:break-before="auto" style:column-width="15.2mm"/>
    </style:style>
    <style:style style:name="co3" style:family="table-column">
      <style:table-column-properties fo:break-before="auto" style:column-width="16.85mm"/>
    </style:style>
    <style:style style:name="co4" style:family="table-column">
      <style:table-column-properties fo:break-before="auto" style:column-width="18.75mm"/>
    </style:style>
    <style:style style:name="co5" style:family="table-column">
      <style:table-column-properties fo:break-before="auto" style:column-width="80.57mm"/>
    </style:style>
    <style:style style:name="co6" style:family="table-column">
      <style:table-column-properties fo:break-before="auto" style:column-width="111mm"/>
    </style:style>
    <style:style style:name="co7" style:family="table-column">
      <style:table-column-properties fo:break-before="auto" style:column-width="22.54mm"/>
    </style:style>
    <style:style style:name="co8" style:family="table-column">
      <style:table-column-properties fo:break-before="auto" style:column-width="80.03mm"/>
    </style:style>
    <style:style style:name="co9" style:family="table-column">
      <style:table-column-properties fo:break-before="auto" style:column-width="110.15mm"/>
    </style:style>
    <style:style style:name="co10" style:family="table-column">
      <style:table-column-properties fo:break-before="auto" style:column-width="33.99mm"/>
    </style:style>
    <style:style style:name="co11" style:family="table-column">
      <style:table-column-properties fo:break-before="auto" style:column-width="78.1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10.72mm" fo:break-before="auto" style:use-optimal-row-height="false"/>
    </style:style>
    <style:style style:name="ro4" style:family="table-row">
      <style:table-row-properties style:row-height="7.34mm" fo:break-before="auto" style:use-optimal-row-height="false"/>
    </style:style>
    <style:style style:name="ro5" style:family="table-row">
      <style:table-row-properties style:row-height="7.64m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b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fo:background-color="#e6e905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 style:data-style-name="N4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4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3" table:default-cell-style-name="ce1"/>
        <table:table-column table:style-name="co11" table:default-cell-style-name="ce1"/>
        <table:table-column table:style-name="co9" table:default-cell-style-name="ce1"/>
        <table:table-column table:style-name="co7" table:number-columns-repeated="241" table:default-cell-style-name="ce1"/>
        <table:table-column table:style-name="co7" table:number-columns-repeated="76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7" table:number-rows-spanned="1">
            <text:p>ONLINE program firem na stáncích – VPV 2021</text:p>
          </table:table-cell>
          <table:covered-table-cell table:number-columns-repeated="16" table:style-name="ce2"/>
          <table:table-cell table:style-name="ce2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AKKA Czech Republic</text:p>
          </table:table-cell>
          <table:covered-table-cell table:number-columns-repeated="16" table:style-name="ce3"/>
          <table:table-cell table:style-name="ce3"/>
          <table:table-cell table:number-columns-repeated="1006"/>
        </table:table-row>
        <table:table-row table:style-name="ro1">
          <table:table-cell table:style-name="ce4" office:value-type="date" office:date-value="2021-03-30" calcext:value-type="date" table:number-columns-spanned="6" table:number-rows-spanned="1">
            <text:p>30.03.2021</text:p>
          </table:table-cell>
          <table:covered-table-cell table:number-columns-repeated="5" table:style-name="ce4"/>
          <table:table-cell table:style-name="ce15" office:value-type="date" office:date-value="2021-03-31" calcext:value-type="date" table:number-columns-spanned="6" table:number-rows-spanned="1">
            <text:p>31.03.2021</text:p>
          </table:table-cell>
          <table:covered-table-cell table:number-columns-repeated="5" table:style-name="ce15"/>
          <table:table-cell table:style-name="ce15" office:value-type="date" office:date-value="2021-04-01" calcext:value-type="date" table:number-columns-spanned="6" table:number-rows-spanned="1">
            <text:p>01.04.2021</text:p>
          </table:table-cell>
          <table:covered-table-cell table:number-columns-repeated="5" table:style-name="ce15"/>
          <table:table-cell table:number-columns-repeated="1006"/>
        </table:table-row>
        <table:table-row table:style-name="ro1">
          <table:table-cell table:style-name="ce5" office:value-type="string" calcext:value-type="string">
            <text:p>meetings2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style-name="ce5" office:value-type="string" calcext:value-type="string">
            <text:p>meetings2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style-name="ce5" office:value-type="string" calcext:value-type="string">
            <text:p>meetings2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Meeting 1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Konzultujte pracovní příležitosti.</text:p>
            <text:p>Těší se na Vás Elizabeth Franková</text:p>
          </table:table-cell>
          <table:table-cell table:style-name="ce22" office:value-type="string" calcext:value-type="string">
            <text:p/>
            <text:p>  <text:a xlink:href="https://zoom.us/j/96068767501?pwd=YktaZ24venRtaThnelNDTHZvUkUzUT09" xlink:type="simple">https://zoom.us/j/96068767501?pwd=YktaZ24venRtaThnelNDTHZvUkUzUT09</text:a></text:p>
          </table:table-cell>
          <table:table-cell table:style-name="ce6" office:value-type="string" calcext:value-type="string">
            <text:p>Meeting 3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Konzultujte pracovní příležitosti.</text:p>
            <text:p>Těší se na Vás Vanda Štěrbová</text:p>
          </table:table-cell>
          <table:table-cell table:style-name="ce22" office:value-type="string" calcext:value-type="string">
            <text:p> <text:a xlink:href="https://zoom.us/j/99546974113?pwd=M2RZdlpEaWdkTUtLQ1lNdlpqV0puUT09" xlink:type="simple">https://zoom.us/j/99546974113?pwd=M2RZdlpEaWdkTUtLQ1lNdlpqV0puUT09</text:a></text:p>
          </table:table-cell>
          <table:table-cell table:style-name="ce6" office:value-type="string" calcext:value-type="string">
            <text:p>Meeting 6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Konzultujte pracovní příležitosti.</text:p>
            <text:p>Těší se na Vás Elizabeth Franková</text:p>
          </table:table-cell>
          <table:table-cell table:style-name="ce20" office:value-type="string" calcext:value-type="string">
            <text:p> <text:a xlink:href="https://zoom.us/j/94000782413?pwd=VEd1MUxWdmcyWHFlWXJoSUhvOTBpZz09" xlink:type="simple">https://zoom.us/j/94000782413?pwd=VEd1MUxWdmcyWHFlWXJoSUhvOTBpZz09</text:a>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Meeting 2.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16" office:value-type="time" office:time-value="PT16H30M00S" calcext:value-type="time">
            <text:p>16:3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Konzultujte pracovní příležitosti.</text:p>
            <text:p>Těší se na Vás Vanda Štěrbová a Kateřina Janků</text:p>
          </table:table-cell>
          <table:table-cell table:style-name="ce22" office:value-type="string" calcext:value-type="string">
            <text:p> </text:p>
            <text:p> <text:a xlink:href="https://zoom.us/j/98801845717?pwd=SDBTSHVUeXBCNStselNWNW9pM3JJUT09" xlink:type="simple">https://zoom.us/j/98801845717?pwd=SDBTSHVUeXBCNStselNWNW9pM3JJUT09</text:a></text:p>
          </table:table-cell>
          <table:table-cell table:style-name="ce6" office:value-type="string" calcext:value-type="string">
            <text:p>Meeting 4.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Individuální kariérové poradenství.</text:p>
            <text:p>Těší se na Vás Vanda Štěrbová</text:p>
          </table:table-cell>
          <table:table-cell table:style-name="ce22" office:value-type="string" calcext:value-type="string">
            <text:p/>
            <text:p> <text:a xlink:href="https://zoom.us/j/99407064825?pwd=WEU4dGZHNUdDSDRtWDlHeEZ0N2NDQT09" xlink:type="simple">https://zoom.us/j/99407064825?pwd=WEU4dGZHNUdDSDRtWDlHeEZ0N2NDQT09</text:a></text:p>
          </table:table-cell>
          <table:table-cell table:style-name="ce6" office:value-type="string" calcext:value-type="string">
            <text:p>Meeting 7.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Individuální kariérové poradenství.</text:p>
            <text:p>Těší se na Vás Vanda Štěrbová</text:p>
          </table:table-cell>
          <table:table-cell table:style-name="ce20" office:value-type="string" calcext:value-type="string">
            <text:p> <text:a xlink:href="https://zoom.us/j/96009804919?pwd=Tm1jT2I3cm9lMllBMHJUOGUxN0pFdz09" xlink:type="simple">https://zoom.us/j/96009804919?pwd=Tm1jT2I3cm9lMllBMHJUOGUxN0pFdz09</text:a></text:p>
          </table:table-cell>
          <table:table-cell table:number-columns-repeated="1006"/>
        </table:table-row>
        <table:table-row table:style-name="ro2">
          <table:table-cell table:number-columns-repeated="6"/>
          <table:table-cell table:style-name="ce6" office:value-type="string" calcext:value-type="string">
            <text:p>Meeting 5.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16" office:value-type="time" office:time-value="PT17H00M00S" calcext:value-type="time">
            <text:p>17:0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Konzultujte pracovní příležitosti.</text:p>
            <text:p>Těší se na Vás Kateřina Janků</text:p>
          </table:table-cell>
          <table:table-cell table:style-name="ce22" office:value-type="string" calcext:value-type="string">
            <text:p/>
            <text:p> <text:a xlink:href="https://zoom.us/j/92921752521?pwd=UFd5S0VvMW40Vk4rZWt2SzlXbzcvZz09" xlink:type="simple">https://zoom.us/j/92921752521?pwd=UFd5S0VvMW40Vk4rZWt2SzlXbzcvZz09</text:a></text:p>
          </table:table-cell>
          <table:table-cell table:style-name="ce6" office:value-type="string" calcext:value-type="string">
            <text:p>Meeting 8.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16" office:value-type="time" office:time-value="PT17H00M00S" calcext:value-type="time">
            <text:p>17:0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Konzultujte pracovní příležitosti.</text:p>
            <text:p>Těší se na Vás Kateřina Janků</text:p>
          </table:table-cell>
          <table:table-cell table:style-name="ce20" office:value-type="string" calcext:value-type="string">
            <text:p> <text:a xlink:href="https://zoom.us/j/94525283912?pwd=cVFWZzNBOEhRNG1ieUxhb3NNYzRHQT09" xlink:type="simple">https://zoom.us/j/94525283912?pwd=cVFWZzNBOEhRNG1ieUxhb3NNYzRHQT09</text:a>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DAIKIN INDUSTRIES CZECH REPUBLIC</text:p>
          </table:table-cell>
          <table:covered-table-cell table:number-columns-repeated="16" table:style-name="ce7"/>
          <table:table-cell table:style-name="ce7"/>
          <table:table-cell table:number-columns-repeated="1006"/>
        </table:table-row>
        <table:table-row table:style-name="ro1">
          <table:table-cell table:style-name="ce4" office:value-type="date" office:date-value="2021-03-30" calcext:value-type="date" table:number-columns-spanned="6" table:number-rows-spanned="1">
            <text:p>30.03.2021</text:p>
          </table:table-cell>
          <table:covered-table-cell table:number-columns-repeated="5" table:style-name="ce4"/>
          <table:table-cell table:style-name="ce15" office:value-type="date" office:date-value="2021-03-31" calcext:value-type="date" table:number-columns-spanned="6" table:number-rows-spanned="1">
            <text:p>31.03.2021</text:p>
          </table:table-cell>
          <table:covered-table-cell table:number-columns-repeated="5" table:style-name="ce15"/>
          <table:table-cell table:style-name="ce15" office:value-type="date" office:date-value="2021-04-01" calcext:value-type="date" table:number-columns-spanned="6" table:number-rows-spanned="1">
            <text:p>01.04.2021</text:p>
          </table:table-cell>
          <table:covered-table-cell table:number-columns-repeated="5" table:style-name="ce15"/>
          <table:table-cell table:number-columns-repeated="1006"/>
        </table:table-row>
        <table:table-row table:style-name="ro1">
          <table:table-cell table:style-name="ce5" office:value-type="string" calcext:value-type="string">
            <text:p>meetings3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style-name="ce5" office:value-type="string" calcext:value-type="string">
            <text:p>meetings3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style-name="ce5" office:value-type="string" calcext:value-type="string">
            <text:p>meetings3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Meeting 1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Prezentace společnosti.</text:p>
            <text:p>Daikin Industries Czech Republic</text:p>
          </table:table-cell>
          <table:table-cell table:style-name="ce22" office:value-type="string" calcext:value-type="string">
            <text:p> <text:a xlink:href="https://zoom.us/j/93962619978?pwd=elo5VEEzYit3RWFDWk5SaG5qTWE3QT09" xlink:type="simple">https://zoom.us/j/93962619978?pwd=elo5VEEzYit3RWFDWk5SaG5qTWE3QT09</text:a></text:p>
          </table:table-cell>
          <table:table-cell table:style-name="ce6" office:value-type="string" calcext:value-type="string">
            <text:p>Meeting 3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Prezentace společnosti.</text:p>
            <text:p>Daikin Industries Czech Republic</text:p>
          </table:table-cell>
          <table:table-cell table:style-name="ce22" office:value-type="string" calcext:value-type="string">
            <text:p> <text:a xlink:href="https://zoom.us/j/94558041514?pwd=NXRmVjJ4Qkx4aUhaWmNndkhUYkZhQT09" xlink:type="simple">https://zoom.us/j/94558041514?pwd=NXRmVjJ4Qkx4aUhaWmNndkhUYkZhQT09</text:a></text:p>
          </table:table-cell>
          <table:table-cell table:style-name="ce8" office:value-type="string" calcext:value-type="string" table:number-columns-spanned="1" table:number-rows-spanned="2">
            <text:p>Meeting 5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0H30M00S" calcext:value-type="time">
            <text:p>10:30:00</text:p>
          </table:table-cell>
          <table:table-cell table:style-name="ce20" office:value-type="string" calcext:value-type="string">
            <text:p>Prezentace</text:p>
          </table:table-cell>
          <table:table-cell table:style-name="ce6" office:value-type="string" calcext:value-type="string">
            <text:p>Otevřené pracovní pozice s vyšší kvalifikací.</text:p>
          </table:table-cell>
          <table:table-cell table:style-name="ce16" office:value-type="string" calcext:value-type="string" table:number-columns-spanned="1" table:number-rows-spanned="2">
            <text:p/>
            <text:p> <text:a xlink:href="https://zoom.us/j/96702867622?pwd=YTMxeGRlbjhjKzRRV0o5L3pLOXdPdz09" xlink:type="simple">https://zoom.us/j/96702867622?pwd=YTMxeGRlbjhjKzRRV0o5L3pLOXdPdz09</text:a>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3">
            <text:p>Meeting 2.</text:p>
          </table:table-cell>
          <table:table-cell table:style-name="ce16" office:value-type="time" office:time-value="PT13H00M00S" calcext:value-type="time">
            <text:p>13:00:00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20" office:value-type="string" calcext:value-type="string">
            <text:p>Prezentace</text:p>
          </table:table-cell>
          <table:table-cell table:style-name="ce6" office:value-type="string" calcext:value-type="string">
            <text:p>Prezentace společnosti.</text:p>
          </table:table-cell>
          <table:table-cell table:style-name="ce24" office:value-type="string" calcext:value-type="string" table:number-columns-spanned="1" table:number-rows-spanned="3">
            <text:p> <text:span text:style-name="T1"><text:a xlink:href="https://zoom.us/j/93962619978?pwd=elo5VEEzYit3RWFDWk5SaG5qTWE3QT09" xlink:type="simple">https://zoom.us/j/93962619978?pwd=elo5VEEzYit3RWFDWk5SaG5qTWE3QT09</text:a></text:span><text:span text:style-name="T1"> </text:span></text:p>
          </table:table-cell>
          <table:table-cell table:style-name="ce8" office:value-type="string" calcext:value-type="string" table:number-columns-spanned="1" table:number-rows-spanned="3">
            <text:p>Meeting 4.</text:p>
          </table:table-cell>
          <table:table-cell table:style-name="ce16" office:value-type="time" office:time-value="PT13H00M00S" calcext:value-type="time">
            <text:p>13:00:00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20" office:value-type="string" calcext:value-type="string">
            <text:p>Prezentace</text:p>
          </table:table-cell>
          <table:table-cell table:style-name="ce6" office:value-type="string" calcext:value-type="string">
            <text:p>Prezentace společnosti.</text:p>
          </table:table-cell>
          <table:table-cell table:style-name="ce20" office:value-type="string" calcext:value-type="string" table:number-columns-spanned="1" table:number-rows-spanned="3">
            <text:p/>
            <text:p> <text:a xlink:href="https://zoom.us/j/94691697163?pwd=MkNBbVRKVFFCTTdySUoyaGVoYTZ6QT09" xlink:type="simple">https://zoom.us/j/94691697163?pwd=MkNBbVRKVFFCTTdySUoyaGVoYTZ6QT09</text:a></text:p>
          </table:table-cell>
          <table:covered-table-cell table:style-name="ce8"/>
          <table:table-cell table:style-name="ce16" office:value-type="time" office:time-value="PT10H30M00S" calcext:value-type="time">
            <text:p>10:3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Prezentace</text:p>
          </table:table-cell>
          <table:table-cell table:style-name="ce6" office:value-type="string" calcext:value-type="string">
            <text:p>Prezentace společnosti.</text:p>
          </table:table-cell>
          <table:covered-table-cell table:style-name="ce20"/>
          <table:table-cell table:number-columns-repeated="1006"/>
        </table:table-row>
        <table:table-row table:style-name="ro2">
          <table:covered-table-cell table:style-name="ce8"/>
          <table:table-cell table:style-name="ce16" office:value-type="time" office:time-value="PT15H00M00S" calcext:value-type="time">
            <text:p>15:00:00</text:p>
          </table:table-cell>
          <table:table-cell table:style-name="ce16" office:value-type="time" office:time-value="PT16H30M00S" calcext:value-type="time">
            <text:p>16:30:00</text:p>
          </table:table-cell>
          <table:table-cell table:style-name="ce20" office:value-type="string" calcext:value-type="string">
            <text:p>Prezentace</text:p>
          </table:table-cell>
          <table:table-cell table:style-name="ce6" office:value-type="string" calcext:value-type="string">
            <text:p>Kariérní příležitost ve vývojovém oddělení</text:p>
          </table:table-cell>
          <table:covered-table-cell table:style-name="ce6"/>
          <table:covered-table-cell table:style-name="ce8"/>
          <table:table-cell table:style-name="ce16" office:value-type="time" office:time-value="PT15H00M00S" calcext:value-type="time">
            <text:p>15:00:00</text:p>
          </table:table-cell>
          <table:table-cell table:style-name="ce16" office:value-type="time" office:time-value="PT16H30M00S" calcext:value-type="time">
            <text:p>16:30:00</text:p>
          </table:table-cell>
          <table:table-cell table:style-name="ce20" office:value-type="string" calcext:value-type="string">
            <text:p>Prezentace</text:p>
          </table:table-cell>
          <table:table-cell table:style-name="ce6" office:value-type="string" calcext:value-type="string">
            <text:p>Kariérní příležitost ve výrobním inženýringu</text:p>
          </table:table-cell>
          <table:covered-table-cell table:style-name="ce6"/>
          <table:table-cell table:style-name="ce6" office:value-type="string" calcext:value-type="string">
            <text:p>Meeting 6.</text:p>
          </table:table-cell>
          <table:table-cell table:style-name="ce16" office:value-type="time" office:time-value="PT13H00M00S" calcext:value-type="time">
            <text:p>13:00:00</text:p>
          </table:table-cell>
          <table:table-cell table:style-name="ce16" office:value-type="time" office:time-value="PT17H00M00S" calcext:value-type="time">
            <text:p>17:0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Prezentace společnosti.</text:p>
            <text:p>Daikin Industries Czech Republic.</text:p>
          </table:table-cell>
          <table:table-cell table:style-name="ce20" office:value-type="string" calcext:value-type="string">
            <text:p/>
            <text:p> <text:a xlink:href="https://zoom.us/j/96190474866?pwd=a09Ya3N6MlhoeHc1T2NjakVhT3FZUT09" xlink:type="simple">https://zoom.us/j/96190474866?pwd=a09Ya3N6MlhoeHc1T2NjakVhT3FZUT09</text:a></text:p>
          </table:table-cell>
          <table:table-cell table:number-columns-repeated="1006"/>
        </table:table-row>
        <table:table-row table:style-name="ro1">
          <table:covered-table-cell table:style-name="ce8"/>
          <table:table-cell table:style-name="ce16" office:value-type="time" office:time-value="PT16H30M00S" calcext:value-type="time">
            <text:p>16:30:00</text:p>
          </table:table-cell>
          <table:table-cell table:style-name="ce16" office:value-type="time" office:time-value="PT18H00M00S" calcext:value-type="time">
            <text:p>18:00:00</text:p>
          </table:table-cell>
          <table:table-cell table:style-name="ce20" office:value-type="string" calcext:value-type="string">
            <text:p>Prezentace</text:p>
          </table:table-cell>
          <table:table-cell table:style-name="ce6" office:value-type="string" calcext:value-type="string">
            <text:p>Prezentace společnosti.</text:p>
          </table:table-cell>
          <table:covered-table-cell table:style-name="ce6"/>
          <table:covered-table-cell table:style-name="ce8"/>
          <table:table-cell table:style-name="ce16" office:value-type="time" office:time-value="PT16H30M00S" calcext:value-type="time">
            <text:p>16:30:00</text:p>
          </table:table-cell>
          <table:table-cell table:style-name="ce16" office:value-type="time" office:time-value="PT18H00M00S" calcext:value-type="time">
            <text:p>18:00:00</text:p>
          </table:table-cell>
          <table:table-cell table:style-name="ce20" office:value-type="string" calcext:value-type="string">
            <text:p>Prezentace</text:p>
          </table:table-cell>
          <table:table-cell table:style-name="ce6" office:value-type="string" calcext:value-type="string">
            <text:p>Prezentace společnosti.</text:p>
          </table:table-cell>
          <table:covered-table-cell table:style-name="ce6"/>
          <table:table-cell table:style-name="ce13"/>
          <table:table-cell table:style-name="ce18" table:number-columns-repeated="2"/>
          <table:table-cell table:style-name="ce21"/>
          <table:table-cell table:style-name="ce13"/>
          <table:table-cell table:style-name="ce20"/>
          <table:table-cell table:number-columns-repeated="1006"/>
        </table:table-row>
        <table:table-row table:style-name="ro1" table:number-rows-repeated="2">
          <table:table-cell table:style-name="ce9"/>
          <table:table-cell table:style-name="ce17" table:number-columns-repeated="3"/>
          <table:table-cell table:style-name="ce9" table:number-columns-repeated="3"/>
          <table:table-cell table:style-name="ce17" table:number-columns-repeated="3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number-columns-repeated="1006"/>
        </table:table-row>
        <table:table-row table:style-name="ro1">
          <table:table-cell table:style-name="ce10" office:value-type="string" calcext:value-type="string" table:number-columns-spanned="17" table:number-rows-spanned="1">
            <text:p>KONPLAN</text:p>
          </table:table-cell>
          <table:covered-table-cell table:number-columns-repeated="16" table:style-name="ce10"/>
          <table:table-cell table:style-name="ce10"/>
          <table:table-cell table:number-columns-repeated="1006"/>
        </table:table-row>
        <table:table-row table:style-name="ro1">
          <table:table-cell table:style-name="ce4" office:value-type="date" office:date-value="2021-03-30" calcext:value-type="date" table:number-columns-spanned="6" table:number-rows-spanned="1">
            <text:p>30.03.2021</text:p>
          </table:table-cell>
          <table:covered-table-cell table:number-columns-repeated="5" table:style-name="ce4"/>
          <table:table-cell table:style-name="ce15" office:value-type="date" office:date-value="2021-03-31" calcext:value-type="date" table:number-columns-spanned="6" table:number-rows-spanned="1">
            <text:p>31.03.2021</text:p>
          </table:table-cell>
          <table:covered-table-cell table:number-columns-repeated="5" table:style-name="ce15"/>
          <table:table-cell table:style-name="ce15" office:value-type="date" office:date-value="2021-04-01" calcext:value-type="date" table:number-columns-spanned="6" table:number-rows-spanned="1">
            <text:p>01.04.2021</text:p>
          </table:table-cell>
          <table:covered-table-cell table:number-columns-repeated="5" table:style-name="ce15"/>
          <table:table-cell table:number-columns-repeated="1006"/>
        </table:table-row>
        <table:table-row table:style-name="ro1">
          <table:table-cell table:style-name="ce5" office:value-type="string" calcext:value-type="string">
            <text:p>meetings4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style-name="ce5" office:value-type="string" calcext:value-type="string">
            <text:p>meetings4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style-name="ce5" office:value-type="string" calcext:value-type="string">
            <text:p>meetings4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eeting 1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0H30M00S" calcext:value-type="time">
            <text:p>10:30:00</text:p>
          </table:table-cell>
          <table:table-cell table:style-name="ce16" office:value-type="string" calcext:value-type="string">
            <text:p>Prezentace</text:p>
          </table:table-cell>
          <table:table-cell table:style-name="ce6" office:value-type="string" calcext:value-type="string">
            <text:p>Konplan – digitalizace nápojového průmyslu</text:p>
          </table:table-cell>
          <table:table-cell table:style-name="ce6" office:value-type="string" calcext:value-type="string">
            <text:p> <text:a xlink:href="https://zoom.us/j/94243501239?pwd=ak1SRTdqZDRtczlBTWsyRGtuK0Fjdz09" xlink:type="simple">https://zoom.us/j/94243501239?pwd=ak1SRTdqZDRtczlBTWsyRGtuK0Fjdz09</text:a></text:p>
          </table:table-cell>
          <table:table-cell table:style-name="ce6" office:value-type="string" calcext:value-type="string">
            <text:p>Meeting 9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0H30M00S" calcext:value-type="time">
            <text:p>10:30:00</text:p>
          </table:table-cell>
          <table:table-cell table:style-name="ce16" office:value-type="string" calcext:value-type="string">
            <text:p>Prezentace</text:p>
          </table:table-cell>
          <table:table-cell table:style-name="ce6" office:value-type="string" calcext:value-type="string">
            <text:p>Konplan – digitalizace nápojového průmyslu</text:p>
          </table:table-cell>
          <table:table-cell table:style-name="ce6" office:value-type="string" calcext:value-type="string">
            <text:p> <text:a xlink:href="https://zoom.us/j/98024358835?pwd=M1NJbXdGd0k0bUpHaXVVRll2UksyQT09" xlink:type="simple">https://zoom.us/j/98024358835?pwd=M1NJbXdGd0k0bUpHaXVVRll2UksyQT09</text:a></text:p>
          </table:table-cell>
          <table:table-cell table:style-name="ce6" office:value-type="string" calcext:value-type="string">
            <text:p>Meeting 17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0H30M00S" calcext:value-type="time">
            <text:p>10:30:00</text:p>
          </table:table-cell>
          <table:table-cell table:style-name="ce16" office:value-type="string" calcext:value-type="string">
            <text:p>Prezentace</text:p>
          </table:table-cell>
          <table:table-cell table:style-name="ce6" office:value-type="string" calcext:value-type="string">
            <text:p>Konplan – digitalizace nápojového průmyslu</text:p>
          </table:table-cell>
          <table:table-cell table:style-name="ce16" office:value-type="string" calcext:value-type="string">
            <text:p> <text:a xlink:href="https://zoom.us/j/99659532600?pwd=d3JiT3lmN09oU3VHRmZUL29OM0hHdz09" xlink:type="simple">https://zoom.us/j/99659532600?pwd=d3JiT3lmN09oU3VHRmZUL29OM0hHdz09</text:a>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Meeting 2.</text:p>
          </table:table-cell>
          <table:table-cell table:style-name="ce16" office:value-type="time" office:time-value="PT10H30M00S" calcext:value-type="time">
            <text:p>10:30:00</text:p>
          </table:table-cell>
          <table:table-cell table:style-name="ce16" office:value-type="time" office:time-value="PT11H30M00S" calcext:value-type="time">
            <text:p>11:30:00</text:p>
          </table:table-cell>
          <table:table-cell table:style-name="ce20" office:value-type="string" calcext:value-type="string">
            <text:p>Pohovory</text:p>
          </table:table-cell>
          <table:table-cell table:style-name="ce6" office:value-type="string" calcext:value-type="string">
            <text:p>Individuální – zeptejte se na cokoliv našeho HR.</text:p>
          </table:table-cell>
          <table:table-cell table:style-name="ce6" office:value-type="string" calcext:value-type="string">
            <text:p/>
            <text:p> <text:a xlink:href="https://zoom.us/j/99786446722?pwd=YjVEbWdHcytYTFM0Z3JPVU5yNEl1UT09" xlink:type="simple">https://zoom.us/j/99786446722?pwd=YjVEbWdHcytYTFM0Z3JPVU5yNEl1UT09</text:a></text:p>
          </table:table-cell>
          <table:table-cell table:style-name="ce6" office:value-type="string" calcext:value-type="string">
            <text:p>Meeting 10.</text:p>
          </table:table-cell>
          <table:table-cell table:style-name="ce16" office:value-type="time" office:time-value="PT10H30M00S" calcext:value-type="time">
            <text:p>10:30:00</text:p>
          </table:table-cell>
          <table:table-cell table:style-name="ce16" office:value-type="time" office:time-value="PT11H30M00S" calcext:value-type="time">
            <text:p>11:30:00</text:p>
          </table:table-cell>
          <table:table-cell table:style-name="ce20" office:value-type="string" calcext:value-type="string">
            <text:p>Pohovory</text:p>
          </table:table-cell>
          <table:table-cell table:style-name="ce6" office:value-type="string" calcext:value-type="string">
            <text:p>Individuální – zeptejte se na cokoliv našeho HR</text:p>
          </table:table-cell>
          <table:table-cell table:style-name="ce6" office:value-type="string" calcext:value-type="string">
            <text:p/>
            <text:p> <text:a xlink:href="https://zoom.us/j/92061356857?pwd=ZjUvVDlNQnMvemZGMi9UU25EUUt0dz09" xlink:type="simple">https://zoom.us/j/92061356857?pwd=ZjUvVDlNQnMvemZGMi9UU25EUUt0dz09</text:a></text:p>
          </table:table-cell>
          <table:table-cell table:style-name="ce6" office:value-type="string" calcext:value-type="string">
            <text:p>Meeting 18.</text:p>
          </table:table-cell>
          <table:table-cell table:style-name="ce16" office:value-type="time" office:time-value="PT10H30M00S" calcext:value-type="time">
            <text:p>10:30:00</text:p>
          </table:table-cell>
          <table:table-cell table:style-name="ce16" office:value-type="time" office:time-value="PT11H30M00S" calcext:value-type="time">
            <text:p>11:30:00</text:p>
          </table:table-cell>
          <table:table-cell table:style-name="ce20" office:value-type="string" calcext:value-type="string">
            <text:p>Pohovory</text:p>
          </table:table-cell>
          <table:table-cell table:style-name="ce6" office:value-type="string" calcext:value-type="string">
            <text:p>Individuální – zeptejte se na cokoliv našeho HR.</text:p>
          </table:table-cell>
          <table:table-cell table:style-name="ce20" office:value-type="string" calcext:value-type="string">
            <text:p> <text:a xlink:href="https://zoom.us/j/91432145472?pwd=dGVVOTJlS0ZDNGlxTWZ2V3FOcVBEZz09" xlink:type="simple">https://zoom.us/j/91432145472?pwd=dGVVOTJlS0ZDNGlxTWZ2V3FOcVBEZz09</text:a>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Meeting 3.</text:p>
          </table:table-cell>
          <table:table-cell table:style-name="ce16" office:value-type="time" office:time-value="PT11H30M00S" calcext:value-type="time">
            <text:p>11:3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Elektrokonstrukce a softwarová hi-tech řešení v nápojovém průmyslu</text:p>
          </table:table-cell>
          <table:table-cell table:style-name="ce22" office:value-type="string" calcext:value-type="string">
            <text:p> <text:a xlink:href="https://zoom.us/j/97728686928?pwd=UVFuVWtjZUlNWE1VNEFpNUZTM2lPUT09" xlink:type="simple">https://zoom.us/j/97728686928?pwd=UVFuVWtjZUlNWE1VNEFpNUZTM2lPUT09</text:a></text:p>
          </table:table-cell>
          <table:table-cell table:style-name="ce6" office:value-type="string" calcext:value-type="string">
            <text:p>Meeting 11.</text:p>
          </table:table-cell>
          <table:table-cell table:style-name="ce16" office:value-type="time" office:time-value="PT11H30M00S" calcext:value-type="time">
            <text:p>11:3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Strojní konstrukce – tradiční odvětví v digitální době</text:p>
          </table:table-cell>
          <table:table-cell table:style-name="ce22" office:value-type="string" calcext:value-type="string">
            <text:p><text:a xlink:href="https://zoom.us/j/98358474632?pwd=NlgwOWJqOTNjbjUybHBJUDloVC9PUT09" xlink:type="simple">https://zoom.us/j/98358474632?pwd=NlgwOWJqOTNjbjUybHBJUDloVC9PUT09</text:a></text:p>
          </table:table-cell>
          <table:table-cell table:style-name="ce6" office:value-type="string" calcext:value-type="string">
            <text:p>Meeting 19.</text:p>
          </table:table-cell>
          <table:table-cell table:style-name="ce16" office:value-type="time" office:time-value="PT11H30M00S" calcext:value-type="time">
            <text:p>11:3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Administrativní engineering v nápojovém průmyslu</text:p>
          </table:table-cell>
          <table:table-cell table:style-name="ce20" office:value-type="string" calcext:value-type="string">
            <text:p/>
            <text:p> <text:a xlink:href="https://zoom.us/j/93892547469?pwd=VFJtRm1UVGt3QW9SMUdMODdTK3l1UT09" xlink:type="simple">https://zoom.us/j/93892547469?pwd=VFJtRm1UVGt3QW9SMUdMODdTK3l1UT09</text:a>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Meeting 4.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16" office:value-type="time" office:time-value="PT13H00M00S" calcext:value-type="time">
            <text:p>13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Pobavte se se zástupci elektro projektování a HR</text:p>
          </table:table-cell>
          <table:table-cell table:style-name="ce25" office:value-type="string" calcext:value-type="string" table:number-columns-spanned="1" table:number-rows-spanned="2">
            <text:p> <text:a xlink:href="https://zoom.us/j/99340363225?pwd=N0FXZVpuUU93Szdod2UxK2lkaHdPdz09" xlink:type="simple">https://zoom.us/j/99340363225?pwd=N0FXZVpuUU93Szdod2UxK2lkaHdPdz09</text:a></text:p>
          </table:table-cell>
          <table:table-cell table:style-name="ce8" office:value-type="string" calcext:value-type="string" table:number-columns-spanned="1" table:number-rows-spanned="2">
            <text:p>Meeting 12.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16" office:value-type="time" office:time-value="PT13H00M00S" calcext:value-type="time">
            <text:p>13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Pobavte se se zástupci strojní konstrukce a HR</text:p>
          </table:table-cell>
          <table:table-cell table:style-name="ce25" office:value-type="string" calcext:value-type="string" table:number-columns-spanned="1" table:number-rows-spanned="2">
            <text:p><text:a xlink:href="https://zoom.us/j/96536922209?pwd=OHJzRHlVeHRnUzFOSGFqY2xyWEdpdz09" xlink:type="simple">https://zoom.us/j/96536922209?pwd=OHJzRHlVeHRnUzFOSGFqY2xyWEdpdz09</text:a></text:p>
          </table:table-cell>
          <table:table-cell table:style-name="ce8" office:value-type="string" calcext:value-type="string" table:number-columns-spanned="1" table:number-rows-spanned="2">
            <text:p>Meeting 20.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16" office:value-type="time" office:time-value="PT13H00M00S" calcext:value-type="time">
            <text:p>13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Pobavte se se zástupci administrativní části a HR</text:p>
          </table:table-cell>
          <table:table-cell table:style-name="ce20" office:value-type="string" calcext:value-type="string" table:number-columns-spanned="1" table:number-rows-spanned="2">
            <text:p> <text:a xlink:href="https://zoom.us/j/99301592176?pwd=NWMzYWVTdHUvV2Y0bWR6Q3NqNkcyUT09" xlink:type="simple">https://zoom.us/j/99301592176?pwd=NWMzYWVTdHUvV2Y0bWR6Q3NqNkcyUT09</text:a></text:p>
          </table:table-cell>
          <table:table-cell table:number-columns-repeated="1006"/>
        </table:table-row>
        <table:table-row table:style-name="ro1">
          <table:covered-table-cell table:style-name="ce8"/>
          <table:table-cell table:style-name="ce16" office:value-type="time" office:time-value="PT13H00M00S" calcext:value-type="time">
            <text:p>13:00:00</text:p>
          </table:table-cell>
          <table:table-cell table:style-name="ce16" office:value-type="time" office:time-value="PT13H30M00S" calcext:value-type="time">
            <text:p>13:3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Zeptejte se na cokoliv našeho HR</text:p>
          </table:table-cell>
          <table:covered-table-cell table:style-name="ce26"/>
          <table:covered-table-cell table:style-name="ce8"/>
          <table:table-cell table:style-name="ce16" office:value-type="time" office:time-value="PT13H00M00S" calcext:value-type="time">
            <text:p>13:00:00</text:p>
          </table:table-cell>
          <table:table-cell table:style-name="ce16" office:value-type="time" office:time-value="PT13H30M00S" calcext:value-type="time">
            <text:p>13:3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Zeptejte se na cokoliv našeho HR</text:p>
          </table:table-cell>
          <table:covered-table-cell table:style-name="ce22"/>
          <table:covered-table-cell table:style-name="ce8"/>
          <table:table-cell table:style-name="ce16" office:value-type="time" office:time-value="PT13H00M00S" calcext:value-type="time">
            <text:p>13:00:00</text:p>
          </table:table-cell>
          <table:table-cell table:style-name="ce16" office:value-type="time" office:time-value="PT13H30M00S" calcext:value-type="time">
            <text:p>13:3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Zeptejte se na cokoliv našeho HR</text:p>
          </table:table-cell>
          <table:covered-table-cell table:style-name="ce20"/>
          <table:table-cell table:number-columns-repeated="1006"/>
        </table:table-row>
        <table:table-row table:style-name="ro2">
          <table:table-cell table:style-name="ce6" office:value-type="string" calcext:value-type="string">
            <text:p>Meeting 5.</text:p>
          </table:table-cell>
          <table:table-cell table:style-name="ce16" office:value-type="time" office:time-value="PT13H30M00S" calcext:value-type="time">
            <text:p>13:30:00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20" office:value-type="string" calcext:value-type="string">
            <text:p>Prezentace</text:p>
          </table:table-cell>
          <table:table-cell table:style-name="ce6" office:value-type="string" calcext:value-type="string">
            <text:p>Strojní konstrukce – tradiční odvětví v digitální době</text:p>
          </table:table-cell>
          <table:table-cell table:style-name="ce6" office:value-type="string" calcext:value-type="string">
            <text:p> <text:a xlink:href="https://zoom.us/j/99630370335?pwd=ZU1ZdzZPR0N5WDN3WXhxS1FYb1k4UT09" xlink:type="simple">https://zoom.us/j/99630370335?pwd=ZU1ZdzZPR0N5WDN3WXhxS1FYb1k4UT09</text:a></text:p>
          </table:table-cell>
          <table:table-cell table:style-name="ce6" office:value-type="string" calcext:value-type="string">
            <text:p>Meeting 13.</text:p>
          </table:table-cell>
          <table:table-cell table:style-name="ce16" office:value-type="time" office:time-value="PT13H30M00S" calcext:value-type="time">
            <text:p>13:30:00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20" office:value-type="string" calcext:value-type="string">
            <text:p>Prezentace</text:p>
          </table:table-cell>
          <table:table-cell table:style-name="ce6" office:value-type="string" calcext:value-type="string">
            <text:p>Administrativní engineering v nápojovém průmyslu</text:p>
          </table:table-cell>
          <table:table-cell table:style-name="ce6" office:value-type="string" calcext:value-type="string">
            <text:p/>
            <text:p> <text:a xlink:href="https://zoom.us/j/99469402866?pwd=S3pnNEM4Q0tCMlpldGNQSi9aMkFoUT09" xlink:type="simple">https://zoom.us/j/99469402866?pwd=S3pnNEM4Q0tCMlpldGNQSi9aMkFoUT09</text:a></text:p>
          </table:table-cell>
          <table:table-cell table:style-name="ce6" office:value-type="string" calcext:value-type="string">
            <text:p>Meeting 21.</text:p>
          </table:table-cell>
          <table:table-cell table:style-name="ce16" office:value-type="time" office:time-value="PT13H30M00S" calcext:value-type="time">
            <text:p>13:30:00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Elektrokonstrukce a softwarová hi-tech řešení v nápojovém průmyslu</text:p>
          </table:table-cell>
          <table:table-cell table:style-name="ce20" office:value-type="string" calcext:value-type="string">
            <text:p> <text:a xlink:href="https://zoom.us/j/96399405297?pwd=N3k5djF4VzRCLzFUV0U3M0R5UzZrUT09" xlink:type="simple">https://zoom.us/j/96399405297?pwd=N3k5djF4VzRCLzFUV0U3M0R5UzZrUT09</text:a>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Meeting 6.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Pobavte se se zástupci strojní konstrukce a HR</text:p>
          </table:table-cell>
          <table:table-cell table:style-name="ce25" office:value-type="string" calcext:value-type="string" table:number-columns-spanned="1" table:number-rows-spanned="2">
            <text:p/>
            <text:p> <text:a xlink:href="https://zoom.us/j/91598816005?pwd=QlhId0xoYytyVjVyM1F0VzlwamJLdz09" xlink:type="simple">https://zoom.us/j/91598816005?pwd=QlhId0xoYytyVjVyM1F0VzlwamJLdz09</text:a></text:p>
          </table:table-cell>
          <table:table-cell table:style-name="ce8" office:value-type="string" calcext:value-type="string" table:number-columns-spanned="1" table:number-rows-spanned="2">
            <text:p>Meeting 14.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Pobavte se se zástupci administrativní části a HR</text:p>
          </table:table-cell>
          <table:table-cell table:style-name="ce25" office:value-type="string" calcext:value-type="string" table:number-columns-spanned="1" table:number-rows-spanned="2">
            <text:p> <text:a xlink:href="https://zoom.us/j/96739069034?pwd=SUYxeUhsSCtyRUNlNkVRQnA5SWtrdz09" xlink:type="simple">https://zoom.us/j/96739069034?pwd=SUYxeUhsSCtyRUNlNkVRQnA5SWtrdz09</text:a></text:p>
          </table:table-cell>
          <table:table-cell table:style-name="ce8" office:value-type="string" calcext:value-type="string" table:number-columns-spanned="1" table:number-rows-spanned="2">
            <text:p>Meeting 22.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Pobavte se se zástupci elektro projektování a HR</text:p>
          </table:table-cell>
          <table:table-cell table:style-name="ce20" office:value-type="string" calcext:value-type="string" table:number-columns-spanned="1" table:number-rows-spanned="2">
            <text:p/>
            <text:p> <text:a xlink:href="https://zoom.us/j/92879612649?pwd=WkdMUnZ3YW5hYUZ4UUdFM09QbjJCdz09" xlink:type="simple">https://zoom.us/j/92879612649?pwd=WkdMUnZ3YW5hYUZ4UUdFM09QbjJCdz09</text:a></text:p>
          </table:table-cell>
          <table:table-cell table:number-columns-repeated="1006"/>
        </table:table-row>
        <table:table-row table:style-name="ro1">
          <table:covered-table-cell table:style-name="ce8"/>
          <table:table-cell table:style-name="ce16" office:value-type="time" office:time-value="PT15H00M00S" calcext:value-type="time">
            <text:p>15:00:00</text:p>
          </table:table-cell>
          <table:table-cell table:style-name="ce16" office:value-type="time" office:time-value="PT15H30M00S" calcext:value-type="time">
            <text:p>15:3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Zeptejte se na cokoliv našeho HR</text:p>
          </table:table-cell>
          <table:covered-table-cell table:style-name="ce22"/>
          <table:covered-table-cell table:style-name="ce8"/>
          <table:table-cell table:style-name="ce16" office:value-type="time" office:time-value="PT15H00M00S" calcext:value-type="time">
            <text:p>15:00:00</text:p>
          </table:table-cell>
          <table:table-cell table:style-name="ce16" office:value-type="time" office:time-value="PT15H30M00S" calcext:value-type="time">
            <text:p>15:3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Zeptejte se na cokoliv našeho HR</text:p>
          </table:table-cell>
          <table:covered-table-cell table:style-name="ce22"/>
          <table:covered-table-cell table:style-name="ce8"/>
          <table:table-cell table:style-name="ce16" office:value-type="time" office:time-value="PT15H00M00S" calcext:value-type="time">
            <text:p>15:00:00</text:p>
          </table:table-cell>
          <table:table-cell table:style-name="ce16" office:value-type="time" office:time-value="PT15H30M00S" calcext:value-type="time">
            <text:p>15:3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Zeptejte se na cokoliv našeho HR</text:p>
          </table:table-cell>
          <table:covered-table-cell table:style-name="ce20"/>
          <table:table-cell table:number-columns-repeated="1006"/>
        </table:table-row>
        <table:table-row table:style-name="ro2">
          <table:table-cell table:style-name="ce6" office:value-type="string" calcext:value-type="string">
            <text:p>Meeting 7.</text:p>
          </table:table-cell>
          <table:table-cell table:style-name="ce16" office:value-type="time" office:time-value="PT15H30M00S" calcext:value-type="time">
            <text:p>15:30:00</text:p>
          </table:table-cell>
          <table:table-cell table:style-name="ce16" office:value-type="time" office:time-value="PT16H00M00S" calcext:value-type="time">
            <text:p>16:00:00</text:p>
          </table:table-cell>
          <table:table-cell table:style-name="ce20" office:value-type="string" calcext:value-type="string">
            <text:p>Prezentace</text:p>
          </table:table-cell>
          <table:table-cell table:style-name="ce6" office:value-type="string" calcext:value-type="string">
            <text:p>Administrativní engineering v nápojovém průmyslu</text:p>
          </table:table-cell>
          <table:table-cell table:style-name="ce6" office:value-type="string" calcext:value-type="string">
            <text:p/>
            <text:p> <text:a xlink:href="https://zoom.us/j/93701014840?pwd=bDBJbEtLWHRPVDhsZWNiNUJVOS85Zz09" xlink:type="simple">https://zoom.us/j/93701014840?pwd=bDBJbEtLWHRPVDhsZWNiNUJVOS85Zz09</text:a></text:p>
          </table:table-cell>
          <table:table-cell table:style-name="ce6" office:value-type="string" calcext:value-type="string">
            <text:p>Meeting 15.</text:p>
          </table:table-cell>
          <table:table-cell table:style-name="ce16" office:value-type="time" office:time-value="PT15H30M00S" calcext:value-type="time">
            <text:p>15:30:00</text:p>
          </table:table-cell>
          <table:table-cell table:style-name="ce16" office:value-type="time" office:time-value="PT16H00M00S" calcext:value-type="time">
            <text:p>16:0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Elektrokonstrukce a softwarová hi-tech řešení v nápojovém průmyslu</text:p>
          </table:table-cell>
          <table:table-cell table:style-name="ce22" office:value-type="string" calcext:value-type="string">
            <text:p/>
            <text:p> <text:a xlink:href="https://zoom.us/j/93032194928?pwd=VXNOUnhuUVM1bkc2L05oWnduYklHUT09" xlink:type="simple">https://zoom.us/j/93032194928?pwd=VXNOUnhuUVM1bkc2L05oWnduYklHUT09</text:a></text:p>
          </table:table-cell>
          <table:table-cell table:style-name="ce6" office:value-type="string" calcext:value-type="string">
            <text:p>Meeting 23.</text:p>
          </table:table-cell>
          <table:table-cell table:style-name="ce16" office:value-type="time" office:time-value="PT15H30M00S" calcext:value-type="time">
            <text:p>15:30:00</text:p>
          </table:table-cell>
          <table:table-cell table:style-name="ce16" office:value-type="time" office:time-value="PT16H00M00S" calcext:value-type="time">
            <text:p>16:00:00</text:p>
          </table:table-cell>
          <table:table-cell table:style-name="ce20" office:value-type="string" calcext:value-type="string">
            <text:p>Prezentace</text:p>
          </table:table-cell>
          <table:table-cell table:style-name="ce22" office:value-type="string" calcext:value-type="string">
            <text:p>Strojní konstrukce – tradiční odvětví v digitální době</text:p>
          </table:table-cell>
          <table:table-cell table:style-name="ce20" office:value-type="string" calcext:value-type="string">
            <text:p/>
            <text:p> <text:a xlink:href="https://zoom.us/j/96786347397?pwd=Y011WHdHS2JOTXdWTWhSNC9pdkhRZz09" xlink:type="simple">https://zoom.us/j/96786347397?pwd=Y011WHdHS2JOTXdWTWhSNC9pdkhRZz09</text:a>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Meeting 8.</text:p>
          </table:table-cell>
          <table:table-cell table:style-name="ce16" office:value-type="time" office:time-value="PT16H00M00S" calcext:value-type="time">
            <text:p>16:00:00</text:p>
          </table:table-cell>
          <table:table-cell table:style-name="ce16" office:value-type="time" office:time-value="PT17H00M00S" calcext:value-type="time">
            <text:p>17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Pobavte se se zástupci administrativní části a HR</text:p>
          </table:table-cell>
          <table:table-cell table:style-name="ce25" office:value-type="string" calcext:value-type="string" table:number-columns-spanned="1" table:number-rows-spanned="2">
            <text:p/>
            <text:p> <text:a xlink:href="https://zoom.us/j/94861112451?pwd=Q3RmSS94Yk1FM0gwak5ZZDNkV1VMdz09" xlink:type="simple">https://zoom.us/j/94861112451?pwd=Q3RmSS94Yk1FM0gwak5ZZDNkV1VMdz09</text:a></text:p>
          </table:table-cell>
          <table:table-cell table:style-name="ce8" office:value-type="string" calcext:value-type="string" table:number-columns-spanned="1" table:number-rows-spanned="2">
            <text:p>Meeting 16.</text:p>
          </table:table-cell>
          <table:table-cell table:style-name="ce16" office:value-type="time" office:time-value="PT16H00M00S" calcext:value-type="time">
            <text:p>16:00:00</text:p>
          </table:table-cell>
          <table:table-cell table:style-name="ce16" office:value-type="time" office:time-value="PT17H00M00S" calcext:value-type="time">
            <text:p>17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Pobavte se se zástupci elektro projektování a HR</text:p>
          </table:table-cell>
          <table:table-cell table:style-name="ce25" office:value-type="string" calcext:value-type="string" table:number-columns-spanned="1" table:number-rows-spanned="2">
            <text:p> <text:a xlink:href="https://zoom.us/j/91688765654?pwd=Z1YwTzU4Nmk2Ukx5YnJpUnFQNG56QT09" xlink:type="simple">https://zoom.us/j/91688765654?pwd=Z1YwTzU4Nmk2Ukx5YnJpUnFQNG56QT09</text:a></text:p>
          </table:table-cell>
          <table:table-cell table:style-name="ce8" office:value-type="string" calcext:value-type="string" table:number-columns-spanned="1" table:number-rows-spanned="2">
            <text:p>Meeting 24.</text:p>
          </table:table-cell>
          <table:table-cell table:style-name="ce16" office:value-type="time" office:time-value="PT16H00M00S" calcext:value-type="time">
            <text:p>16:00:00</text:p>
          </table:table-cell>
          <table:table-cell table:style-name="ce16" office:value-type="time" office:time-value="PT17H00M00S" calcext:value-type="time">
            <text:p>17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Pobavte se se zástupci strojní konstrukce a HR</text:p>
          </table:table-cell>
          <table:table-cell table:style-name="ce20" office:value-type="string" calcext:value-type="string" table:number-columns-spanned="1" table:number-rows-spanned="2">
            <text:p/>
            <text:p> <text:a xlink:href="https://zoom.us/j/99430160201?pwd=Q2VkWTRKU2VyU05LSFgyQTBLLy9Ldz09" xlink:type="simple">https://zoom.us/j/99430160201?pwd=Q2VkWTRKU2VyU05LSFgyQTBLLy9Ldz09</text:a></text:p>
          </table:table-cell>
          <table:table-cell table:number-columns-repeated="1006"/>
        </table:table-row>
        <table:table-row table:style-name="ro1">
          <table:covered-table-cell table:style-name="ce8"/>
          <table:table-cell table:style-name="ce16" office:value-type="time" office:time-value="PT17H00M00S" calcext:value-type="time">
            <text:p>17:00:00</text:p>
          </table:table-cell>
          <table:table-cell table:style-name="ce16" office:value-type="time" office:time-value="PT18H00M00S" calcext:value-type="time">
            <text:p>18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Zeptejte se na cokoliv našeho HR</text:p>
          </table:table-cell>
          <table:covered-table-cell table:style-name="ce22"/>
          <table:covered-table-cell table:style-name="ce8"/>
          <table:table-cell table:style-name="ce16" office:value-type="time" office:time-value="PT17H00M00S" calcext:value-type="time">
            <text:p>17:00:00</text:p>
          </table:table-cell>
          <table:table-cell table:style-name="ce16" office:value-type="time" office:time-value="PT18H00M00S" calcext:value-type="time">
            <text:p>18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Zeptejte se na cokoliv našeho HR</text:p>
          </table:table-cell>
          <table:covered-table-cell table:style-name="ce22"/>
          <table:covered-table-cell table:style-name="ce8"/>
          <table:table-cell table:style-name="ce16" office:value-type="time" office:time-value="PT17H00M00S" calcext:value-type="time">
            <text:p>17:00:00</text:p>
          </table:table-cell>
          <table:table-cell table:style-name="ce16" office:value-type="time" office:time-value="PT18H00M00S" calcext:value-type="time">
            <text:p>18:00:00</text:p>
          </table:table-cell>
          <table:table-cell table:style-name="ce20" office:value-type="string" calcext:value-type="string">
            <text:p>Pohovory</text:p>
          </table:table-cell>
          <table:table-cell table:style-name="ce22" office:value-type="string" calcext:value-type="string">
            <text:p>Zeptejte se na cokoliv našeho HR</text:p>
          </table:table-cell>
          <table:covered-table-cell table:style-name="ce20"/>
          <table:table-cell table:number-columns-repeated="1006"/>
        </table:table-row>
        <table:table-row table:style-name="ro1">
          <table:table-cell table:style-name="ce9"/>
          <table:table-cell table:style-name="ce17" table:number-columns-repeated="3"/>
          <table:table-cell table:style-name="ce9" table:number-columns-repeated="3"/>
          <table:table-cell table:style-name="ce17" table:number-columns-repeated="3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number-columns-repeated="1006"/>
        </table:table-row>
        <table:table-row table:style-name="ro1">
          <table:table-cell table:style-name="ce11"/>
          <table:table-cell table:style-name="ce17" table:number-columns-repeated="3"/>
          <table:table-cell table:style-name="ce9" table:number-columns-repeated="3"/>
          <table:table-cell table:style-name="ce17" table:number-columns-repeated="3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number-columns-repeated="1006"/>
        </table:table-row>
        <table:table-row table:style-name="ro1">
          <table:table-cell table:style-name="ce12" office:value-type="string" calcext:value-type="string" table:number-columns-spanned="17" table:number-rows-spanned="1">
            <text:p>MD ELEKTRONIK</text:p>
          </table:table-cell>
          <table:covered-table-cell table:number-columns-repeated="16" table:style-name="ce12"/>
          <table:table-cell table:style-name="ce12"/>
          <table:table-cell table:number-columns-repeated="1006"/>
        </table:table-row>
        <table:table-row table:style-name="ro1">
          <table:table-cell table:style-name="ce4" office:value-type="date" office:date-value="2021-03-30" calcext:value-type="date" table:number-columns-spanned="6" table:number-rows-spanned="1">
            <text:p>30.03.2021</text:p>
          </table:table-cell>
          <table:covered-table-cell table:number-columns-repeated="5" table:style-name="ce4"/>
          <table:table-cell table:style-name="ce15" office:value-type="date" office:date-value="2021-03-31" calcext:value-type="date" table:number-columns-spanned="6" table:number-rows-spanned="1">
            <text:p>31.03.2021</text:p>
          </table:table-cell>
          <table:covered-table-cell table:number-columns-repeated="5" table:style-name="ce15"/>
          <table:table-cell table:style-name="ce15" office:value-type="date" office:date-value="2021-04-01" calcext:value-type="date" table:number-columns-spanned="6" table:number-rows-spanned="1">
            <text:p>01.04.2021</text:p>
          </table:table-cell>
          <table:covered-table-cell table:number-columns-repeated="5" table:style-name="ce15"/>
          <table:table-cell table:number-columns-repeated="1006"/>
        </table:table-row>
        <table:table-row table:style-name="ro1">
          <table:table-cell table:style-name="ce5" office:value-type="string" calcext:value-type="string">
            <text:p>meetings5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style-name="ce5" office:value-type="string" calcext:value-type="string">
            <text:p>meetings5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style-name="ce5" office:value-type="string" calcext:value-type="string">
            <text:p>meetings5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Meeting 1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8H00M00S" calcext:value-type="time">
            <text:p>18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table:style-name="ce22" office:value-type="string" calcext:value-type="string">
            <text:p/>
            <text:p> <text:a xlink:href="https://zoom.us/j/92767182030?pwd=ckJSN0RmMjRkV2phQm5IQWpVR0tnQT09" xlink:type="simple">https://zoom.us/j/92767182030?pwd=ckJSN0RmMjRkV2phQm5IQWpVR0tnQT09</text:a></text:p>
          </table:table-cell>
          <table:table-cell table:style-name="ce6" office:value-type="string" calcext:value-type="string">
            <text:p>Meeting 2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8H00M00S" calcext:value-type="time">
            <text:p>18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table:style-name="ce22" office:value-type="string" calcext:value-type="string">
            <text:p/>
            <text:p> <text:a xlink:href="https://zoom.us/j/91481458749?pwd=SHgwVElZeituZlhaSERMWjFVb2dmQT09" xlink:type="simple">https://zoom.us/j/91481458749?pwd=SHgwVElZeituZlhaSERMWjFVb2dmQT09</text:a></text:p>
          </table:table-cell>
          <table:table-cell table:style-name="ce6" office:value-type="string" calcext:value-type="string">
            <text:p>Meeting 3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8H00M00S" calcext:value-type="time">
            <text:p>18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table:style-name="ce16" office:value-type="string" calcext:value-type="string">
            <text:p> <text:a xlink:href="https://zoom.us/j/93196667433?pwd=WmJVRTBPNWdhdzIrZmFWTk43Y1l1dz09" xlink:type="simple">https://zoom.us/j/93196667433?pwd=WmJVRTBPNWdhdzIrZmFWTk43Y1l1dz09</text:a>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18" table:number-columns-repeated="2"/>
          <table:table-cell table:style-name="ce21"/>
          <table:table-cell table:style-name="ce13" table:number-columns-repeated="3"/>
          <table:table-cell table:style-name="ce18" table:number-columns-repeated="2"/>
          <table:table-cell table:style-name="ce21"/>
          <table:table-cell table:style-name="ce13" table:number-columns-repeated="3"/>
          <table:table-cell table:style-name="ce18" table:number-columns-repeated="2"/>
          <table:table-cell table:style-name="ce21"/>
          <table:table-cell table:style-name="ce13"/>
          <table:table-cell table:style-name="ce2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17" table:number-rows-spanned="1">
            <text:p>VALEO</text:p>
          </table:table-cell>
          <table:covered-table-cell table:number-columns-repeated="16" table:style-name="ce14"/>
          <table:table-cell table:style-name="ce14"/>
          <table:table-cell table:number-columns-repeated="1006"/>
        </table:table-row>
        <table:table-row table:style-name="ro1">
          <table:table-cell table:style-name="ce4" office:value-type="date" office:date-value="2021-03-30" calcext:value-type="date" table:number-columns-spanned="6" table:number-rows-spanned="1">
            <text:p>30.03.2021</text:p>
          </table:table-cell>
          <table:covered-table-cell table:number-columns-repeated="5" table:style-name="ce4"/>
          <table:table-cell table:style-name="ce15" office:value-type="date" office:date-value="2021-03-31" calcext:value-type="date" table:number-columns-spanned="6" table:number-rows-spanned="1">
            <text:p>31.03.2021</text:p>
          </table:table-cell>
          <table:covered-table-cell table:number-columns-repeated="5" table:style-name="ce15"/>
          <table:table-cell table:style-name="ce15" office:value-type="date" office:date-value="2021-04-01" calcext:value-type="date" table:number-columns-spanned="6" table:number-rows-spanned="1">
            <text:p>01.04.2021</text:p>
          </table:table-cell>
          <table:covered-table-cell table:number-columns-repeated="5" table:style-name="ce15"/>
          <table:table-cell table:number-columns-repeated="1006"/>
        </table:table-row>
        <table:table-row table:style-name="ro1">
          <table:table-cell table:style-name="ce5" office:value-type="string" calcext:value-type="string">
            <text:p>meetings6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style-name="ce5" office:value-type="string" calcext:value-type="string">
            <text:p>meetings6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style-name="ce5" office:value-type="string" calcext:value-type="string">
            <text:p>meetings6@grafia.cz</text:p>
          </table:table-cell>
          <table:table-cell table:style-name="ce15" office:value-type="string" calcext:value-type="string">
            <text:p>od</text:p>
          </table:table-cell>
          <table:table-cell table:style-name="ce19" office:value-type="string" calcext:value-type="string">
            <text:p>do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opis</text:p>
          </table:table-cell>
          <table:table-cell table:style-name="ce19" office:value-type="string" calcext:value-type="string">
            <text:p>link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 table:number-columns-spanned="1" table:number-rows-spanned="8">
            <text:p>Meeting 1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1H00M00S" calcext:value-type="time">
            <text:p>11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pracovní příležitosti pro techniky, inženýry a vývojáře</text:p>
          </table:table-cell>
          <table:table-cell table:style-name="ce25" office:value-type="string" calcext:value-type="string" table:number-columns-spanned="1" table:number-rows-spanned="8">
            <text:p/>
            <text:p> <text:a xlink:href="https://zoom.us/j/98912695684?pwd=MUl1N1RnQU9PcXdCdjgrZ214RHdEUT09" xlink:type="simple">https://zoom.us/j/98912695684?pwd=MUl1N1RnQU9PcXdCdjgrZ214RHdEUT09</text:a></text:p>
          </table:table-cell>
          <table:table-cell table:style-name="ce8" office:value-type="string" calcext:value-type="string" table:number-columns-spanned="1" table:number-rows-spanned="7">
            <text:p>Meeting 2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1H00M00S" calcext:value-type="time">
            <text:p>11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pracovní příležitosti pro techniky, inženýry a vývojáře</text:p>
          </table:table-cell>
          <table:table-cell table:style-name="ce25" office:value-type="string" calcext:value-type="string" table:number-columns-spanned="1" table:number-rows-spanned="7">
            <text:p> <text:a xlink:href="https://zoom.us/j/91006896216?pwd=VmNYQW92NHhhb0VWenBaQUFLczFVZz09" xlink:type="simple">https://zoom.us/j/91006896216?pwd=VmNYQW92NHhhb0VWenBaQUFLczFVZz09</text:a></text:p>
          </table:table-cell>
          <table:table-cell table:style-name="ce8" office:value-type="string" calcext:value-type="string" table:number-columns-spanned="1" table:number-rows-spanned="7">
            <text:p>Meeting 3.</text:p>
          </table:table-cell>
          <table:table-cell table:style-name="ce16" office:value-type="time" office:time-value="PT10H00M00S" calcext:value-type="time">
            <text:p>10:00:00</text:p>
          </table:table-cell>
          <table:table-cell table:style-name="ce16" office:value-type="time" office:time-value="PT11H00M00S" calcext:value-type="time">
            <text:p>11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Prezentace – Valeo v ČR</text:p>
          </table:table-cell>
          <table:table-cell table:style-name="ce16" office:value-type="string" calcext:value-type="string" table:number-columns-spanned="1" table:number-rows-spanned="7">
            <text:p/>
            <text:p> <text:a xlink:href="https://zoom.us/j/97695093145?pwd=OEM5MUd6d3h6VmkwOFZwNnZpZ3prdz09" xlink:type="simple">https://zoom.us/j/97695093145?pwd=OEM5MUd6d3h6VmkwOFZwNnZpZ3prdz09</text:a></text:p>
          </table:table-cell>
          <table:table-cell table:number-columns-repeated="1006"/>
        </table:table-row>
        <table:table-row table:style-name="ro5">
          <table:covered-table-cell table:style-name="ce8"/>
          <table:table-cell table:style-name="ce16" office:value-type="time" office:time-value="PT11H00M00S" calcext:value-type="time">
            <text:p>11:0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Rakovník – nábor do výroby – operátor výroby, skladník, údržbář</text:p>
          </table:table-cell>
          <table:covered-table-cell table:style-name="ce22"/>
          <table:covered-table-cell table:style-name="ce8"/>
          <table:table-cell table:style-name="ce16" office:value-type="time" office:time-value="PT11H00M00S" calcext:value-type="time">
            <text:p>11:0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Žebrák – nábor do výroby – operátor výroby, skladník, údržbář</text:p>
          </table:table-cell>
          <table:covered-table-cell table:style-name="ce22"/>
          <table:covered-table-cell table:style-name="ce8"/>
          <table:table-cell table:style-name="ce16" office:value-type="time" office:time-value="PT11H00M00S" calcext:value-type="time">
            <text:p>11:00:00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Žebrák – nábor do výroby – operátor výroby, skladník, údržbář</text:p>
          </table:table-cell>
          <table:covered-table-cell table:style-name="ce16"/>
          <table:table-cell table:number-columns-repeated="1006"/>
        </table:table-row>
        <table:table-row table:style-name="ro1">
          <table:covered-table-cell table:style-name="ce8"/>
          <table:table-cell table:style-name="ce16" office:value-type="time" office:time-value="PT12H00M00S" calcext:value-type="time">
            <text:p>12:00:00</text:p>
          </table:table-cell>
          <table:table-cell table:style-name="ce16" office:value-type="time" office:time-value="PT13H00M00S" calcext:value-type="time">
            <text:p>13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pracovní příležitosti pro techniky, inženýry a vývojáře</text:p>
          </table:table-cell>
          <table:covered-table-cell table:style-name="ce22"/>
          <table:covered-table-cell table:style-name="ce8"/>
          <table:table-cell table:style-name="ce16" office:value-type="time" office:time-value="PT12H00M00S" calcext:value-type="time">
            <text:p>12:00:00</text:p>
          </table:table-cell>
          <table:table-cell table:style-name="ce16" office:value-type="time" office:time-value="PT13H00M00S" calcext:value-type="time">
            <text:p>13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pracovní příležitosti pro techniky, inženýry a vývojáře</text:p>
          </table:table-cell>
          <table:covered-table-cell table:style-name="ce22"/>
          <table:covered-table-cell table:style-name="ce8"/>
          <table:table-cell table:style-name="ce16" office:value-type="time" office:time-value="PT12H00M00S" calcext:value-type="time">
            <text:p>12:00:00</text:p>
          </table:table-cell>
          <table:table-cell table:style-name="ce16" office:value-type="time" office:time-value="PT13H00M00S" calcext:value-type="time">
            <text:p>13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pracovní příležitosti pro techniky, inženýry a vývojáře</text:p>
          </table:table-cell>
          <table:covered-table-cell table:style-name="ce16"/>
          <table:table-cell table:number-columns-repeated="1006"/>
        </table:table-row>
        <table:table-row table:style-name="ro5">
          <table:covered-table-cell table:style-name="ce8"/>
          <table:table-cell table:style-name="ce16" office:value-type="time" office:time-value="PT13H00M00S" calcext:value-type="time">
            <text:p>13:00:00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Humpolec – nábor do výroby – operátor výroby, skladník, údržbář</text:p>
          </table:table-cell>
          <table:covered-table-cell table:style-name="ce22"/>
          <table:covered-table-cell table:style-name="ce8"/>
          <table:table-cell table:style-name="ce16" office:value-type="time" office:time-value="PT13H00M00S" calcext:value-type="time">
            <text:p>13:00:00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Rakovník – nábor do výroby – operátor výroby, skladník, údržbář</text:p>
          </table:table-cell>
          <table:covered-table-cell table:style-name="ce22"/>
          <table:covered-table-cell table:style-name="ce8"/>
          <table:table-cell table:style-name="ce16" office:value-type="time" office:time-value="PT13H00M00S" calcext:value-type="time">
            <text:p>13:00:00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Žebrák – nábor do výroby – operátor výroby, skladník, údržbář</text:p>
          </table:table-cell>
          <table:covered-table-cell table:style-name="ce16"/>
          <table:table-cell table:number-columns-repeated="1006"/>
        </table:table-row>
        <table:table-row table:style-name="ro1">
          <table:covered-table-cell table:style-name="ce8"/>
          <table:table-cell table:style-name="ce16" office:value-type="time" office:time-value="PT14H00M00S" calcext:value-type="time">
            <text:p>14:00:00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pracovní příležitosti pro techniky, inženýry a vývojáře</text:p>
          </table:table-cell>
          <table:covered-table-cell table:style-name="ce22"/>
          <table:covered-table-cell table:style-name="ce8"/>
          <table:table-cell table:style-name="ce16" office:value-type="time" office:time-value="PT14H00M00S" calcext:value-type="time">
            <text:p>14:00:00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pracovní příležitosti pro techniky, inženýry a vývojáře</text:p>
          </table:table-cell>
          <table:covered-table-cell table:style-name="ce22"/>
          <table:covered-table-cell table:style-name="ce8"/>
          <table:table-cell table:style-name="ce16" office:value-type="time" office:time-value="PT14H00M00S" calcext:value-type="time">
            <text:p>14:00:00</text:p>
          </table:table-cell>
          <table:table-cell table:style-name="ce16" office:value-type="time" office:time-value="PT15H00M00S" calcext:value-type="time">
            <text:p>15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pracovní příležitosti pro techniky, inženýry a vývojáře</text:p>
          </table:table-cell>
          <table:covered-table-cell table:style-name="ce16"/>
          <table:table-cell table:number-columns-repeated="1006"/>
        </table:table-row>
        <table:table-row table:style-name="ro5">
          <table:covered-table-cell table:style-name="ce8"/>
          <table:table-cell table:style-name="ce16" office:value-type="time" office:time-value="PT15H00M00S" calcext:value-type="time">
            <text:p>15:00:00</text:p>
          </table:table-cell>
          <table:table-cell table:style-name="ce16" office:value-type="time" office:time-value="PT16H00M00S" calcext:value-type="time">
            <text:p>16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Prezentace – Valeo v ČR</text:p>
          </table:table-cell>
          <table:covered-table-cell table:style-name="ce22"/>
          <table:covered-table-cell table:style-name="ce8"/>
          <table:table-cell table:style-name="ce16" office:value-type="time" office:time-value="PT15H00M00S" calcext:value-type="time">
            <text:p>15:00:00</text:p>
          </table:table-cell>
          <table:table-cell table:style-name="ce16" office:value-type="time" office:time-value="PT16H00M00S" calcext:value-type="time">
            <text:p>16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Prezentace – Valeo v ČR</text:p>
          </table:table-cell>
          <table:covered-table-cell table:style-name="ce22"/>
          <table:covered-table-cell table:style-name="ce8"/>
          <table:table-cell table:style-name="ce16" office:value-type="time" office:time-value="PT15H00M00S" calcext:value-type="time">
            <text:p>15:00:00</text:p>
          </table:table-cell>
          <table:table-cell table:style-name="ce16" office:value-type="time" office:time-value="PT16H00M00S" calcext:value-type="time">
            <text:p>16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Rakovník – nábor do výroby – operátor výroby, skladník, údržbář</text:p>
          </table:table-cell>
          <table:covered-table-cell table:style-name="ce16"/>
          <table:table-cell table:number-columns-repeated="1006"/>
        </table:table-row>
        <table:table-row table:style-name="ro5">
          <table:covered-table-cell table:style-name="ce8"/>
          <table:table-cell table:style-name="ce16" office:value-type="time" office:time-value="PT16H00M00S" calcext:value-type="time">
            <text:p>16:00:00</text:p>
          </table:table-cell>
          <table:table-cell table:style-name="ce16" office:value-type="time" office:time-value="PT17H00M00S" calcext:value-type="time">
            <text:p>17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Žebrák – nábor do výroby – operátor výroby, skladník, údržbář</text:p>
          </table:table-cell>
          <table:covered-table-cell table:style-name="ce22"/>
          <table:covered-table-cell table:style-name="ce8"/>
          <table:table-cell table:style-name="ce16" office:value-type="time" office:time-value="PT16H00M00S" calcext:value-type="time">
            <text:p>16:00:00</text:p>
          </table:table-cell>
          <table:table-cell table:style-name="ce16" office:value-type="time" office:time-value="PT17H00M00S" calcext:value-type="time">
            <text:p>17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pracovní příležitosti pro techniky, inženýry a vývojáře</text:p>
          </table:table-cell>
          <table:covered-table-cell table:style-name="ce22"/>
          <table:covered-table-cell table:style-name="ce8"/>
          <table:table-cell table:style-name="ce16" office:value-type="time" office:time-value="PT16H00M00S" calcext:value-type="time">
            <text:p>16:00:00</text:p>
          </table:table-cell>
          <table:table-cell table:style-name="ce16" office:value-type="time" office:time-value="PT17H00M00S" calcext:value-type="time">
            <text:p>17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pracovní příležitosti pro techniky, inženýry a vývojáře</text:p>
          </table:table-cell>
          <table:covered-table-cell table:style-name="ce16"/>
          <table:table-cell table:number-columns-repeated="1006"/>
        </table:table-row>
        <table:table-row table:style-name="ro1">
          <table:covered-table-cell table:style-name="ce8"/>
          <table:table-cell table:style-name="ce16" office:value-type="time" office:time-value="PT17H00M00S" calcext:value-type="time">
            <text:p>17:00:00</text:p>
          </table:table-cell>
          <table:table-cell table:style-name="ce16" office:value-type="time" office:time-value="PT18H00M00S" calcext:value-type="time">
            <text:p>18:00:00</text:p>
          </table:table-cell>
          <table:table-cell table:style-name="ce16" office:value-type="string" calcext:value-type="string">
            <text:p>Prezentace</text:p>
          </table:table-cell>
          <table:table-cell table:style-name="ce22" office:value-type="string" calcext:value-type="string">
            <text:p>Valeo – pracovní příležitosti pro techniky, inženýry a vývojáře</text:p>
          </table:table-cell>
          <table:covered-table-cell table:style-name="ce22"/>
          <table:table-cell table:number-columns-repeated="1018"/>
        </table:table-row>
        <table:table-row table:style-name="ro1">
          <table:table-cell/>
          <table:table-cell table:style-name="ce18" table:number-columns-repeated="3"/>
          <table:table-cell table:style-name="ce23" table:number-columns-repeated="2"/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4.99mm" fo:margin-bottom="14.99mm" fo:margin-left="14.99mm" fo:margin-right="14.99mm" style:scale-to="74%" style:writing-mode="lr-tb"/>
      <style:header-style>
        <style:header-footer-properties fo:min-height="7.5mm" fo:margin-left="4mm" fo:margin-right="4mm" fo:margin-bottom="2.5mm"/>
      </style:header-style>
      <style:footer-style>
        <style:header-footer-properties fo:min-height="7.5mm" fo:margin-left="4mm" fo:margin-right="4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ánka </text:span><text:span text:style-name="MT1"><text:page-number>1</text:page-number></text:span></text:p>
      </style:footer>
      <style:footer-left style:display="false">
        <text:p><text:span text:style-name="MT1">Stránk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09:24:11.868000000</meta:creation-date>
    <dc:date>2021-03-29T16:50:11.086000000</dc:date>
    <meta:print-date>2021-03-29T12:47:05.633000000</meta:print-date>
    <meta:editing-cycles>21</meta:editing-cycles>
    <meta:editing-duration>PT1H50M</meta:editing-duration>
    <meta:generator>LibreOffice/6.2.8.2$Windows_X86_64 LibreOffice_project/f82ddfca21ebc1e222a662a32b25c0c9d20169ee</meta:generator>
    <meta:document-statistic meta:table-count="1" meta:cell-count="507" meta:object-count="0"/>
  </office:meta>
</office:document-meta>
</file>